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ff3333" draw:fill-color="#33ff99" draw:textarea-vertical-align="middle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ff99"/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8.011cm" svg:height="8.004cm" draw:transform="skewX (5.80860705311327E-017) rotate (2.29702782854974) translate (6.64317949783239cm 14.2586559142992cm)" svg:viewBox="0 0 8012 8005" svg:d="M5015 259c411-120 724 174 1103 241 341 60 572 336 859 515 269 168 434 483 713 634 453 243 300 762 285 1116-18 393-27 778-128 1162-95 356-191 715-352 1045-149 305-392 554-605 820-219 274-444 539-672 803-207 240-444 459-633 713-203 272-512 412-795 571-370 207-796 98-1193 92-411-7-837 105-1246-79-299-134-584-287-836-495-254-209-520-404-757-631-245-234-675-382-697-743-29-458-125-893 7-1352 95-331 292-588 426-897 144-331 423-583 646-865 211-269 431-525 651-781 228-263 464-522 695-782 225-253 473-487 674-759 227-306 636-261 909-468 359-271 719-1 1071 46">
          <text:p/>
        </draw:path>
        <draw:path draw:style-name="gr1" draw:text-style-name="P1" draw:layer="layout" svg:width="8.232cm" svg:height="10.32cm" draw:transform="skewX (0.160744824108678) rotate (-0.813323431429358) translate (11.0307074143554cm -3.25025894088584cm)" svg:viewBox="0 0 8233 10321" svg:d="M0 10303c438-10 879 49 1316-4 428-52 863-183 1218-474 300-246 693-390 935-706 219-287 481-525 686-824 203-294 440-562 661-844 220-281 441-562 662-844 227-290 455-580 682-870s454-580 681-870 467-571 682-870c209-292 555-524 584-908 33-426 277-852-19-1272-245-349-199-819-432-1178l-180-364-258-212-77-63">
          <text:p/>
        </draw:path>
        <draw:path draw:style-name="gr1" draw:text-style-name="P1" draw:layer="layout" svg:width="2.957cm" svg:height="15.669cm" draw:transform="rotate (1.5707963267949) translate (2.48215131246482cm 15.752cm)" svg:viewBox="0 0 2958 15670" svg:d="M308 10c402-40 819 42 1169 246 344 201 739 418 862 831 120 401 323 776 369 1200 39 360 138 713 154 1076 23 512 88 1025 61 1539-29 554 47 1106 31 1661-15 511 15 1026 0 1538-13 472 48 948-92 1416-116 388-242 775-339 1169-100 406-168 823-277 1230-89 330-164 673-154 1016 10 356-62 696-92 1046-28 318 34 793-431 923-345 96-666 262-984 430l-339 216-246 123">
          <text:p/>
        </draw:path>
        <draw:path draw:style-name="gr1" draw:text-style-name="P1" draw:layer="layout" svg:width="5.818cm" svg:height="5.14cm" draw:transform="rotate (-3.14159265358979) translate (19.228cm 11.629cm)" svg:viewBox="0 0 5819 5141" svg:d="M1692 5138c400 0 801 6 1199 0 390-5 782 23 1170-31 358-49 715-89 1076-123 341-32 701-272 677-646-23-347 5-698 0-1046-5-328 28-660-31-985-71-387-294-744-307-1138-14-416-444-449-708-585-336-173-694-200-1046-276-344-75-696-11-1046-62-345-50-697-79-1046-92-319-11-654 11-954-123l-338-31h-308-30">
          <text:p/>
        </draw:path>
        <draw:path draw:style-name="gr2" draw:text-style-name="P2" draw:layer="layout" svg:width="1.386cm" svg:height="2.574cm" svg:x="4.83cm" svg:y="3.673cm" svg:viewBox="0 0 1387 2575" svg:d="M0 49c318 0 656-110 954 0 390 145 101 638 215 954 111 306 73 650 185 954 148 401-224 581-585 615-454 43-665-338-553-646v-308h-62z">
          <text:p/>
        </draw:path>
        <draw:path draw:style-name="gr2" draw:text-style-name="P2" draw:layer="layout" svg:width="1.437cm" svg:height="3.276cm" svg:x="8.176cm" svg:y="3.06cm" svg:viewBox="0 0 1438 3277" svg:d="M8 3185c-1-328 0-657 0-984 0-318 19-638 0-954-22-375-14-812 246-1077 246-250 746-220 1015 62 265 280 135 652 154 984 19 327 1 657 0 985-2 344-90 692-277 984l-308 92h-338-154z">
          <text:p/>
        </draw:path>
        <draw:path draw:style-name="gr2" draw:text-style-name="P2" draw:layer="layout" svg:width="1.118cm" svg:height="3.596cm" svg:x="4.76cm" svg:y="10.394cm" svg:viewBox="0 0 1119 3597" svg:d="M224 251c244-91 825-581 800 123-16 421 76 840 92 1261 13 347-25 698 0 1046 25 349-75 769-461 892-442 141-621-372-616-677 5-343-62-676-30-1015 31-330-92-687 123-984l30-216z">
          <text:p/>
        </draw:path>
        <draw:path draw:style-name="gr2" draw:text-style-name="P2" draw:layer="layout" svg:width="1.304cm" svg:height="4.088cm" svg:x="8.03cm" svg:y="10.06cm" svg:viewBox="0 0 1305 4089" svg:d="M0 831c212-271 151-821 615-831 451-9 478 513 554 831 81 337 54 676 61 1015 7 326 0 656 0 984 0 359 169 760 0 1077-284 533-677-242-769-554-95-321-192-644-184-984 7-318 53-646-62-954l-123-338-92-154z">
          <text:p/>
        </draw:path>
        <draw:path draw:style-name="gr2" draw:text-style-name="P2" draw:layer="layout" svg:width="4.897cm" svg:height="1.025cm" svg:x="9.753cm" svg:y="8.314cm" svg:viewBox="0 0 4898 1026" svg:d="M1015 115c394-120 797-52 1200-92 387-38 780 0 1169 0 327 0 674 104 984 0 440-147 855 460 154 615-358 79-681 179-1015 277-337 99-673 53-1015 93-326 38-658 5-985 0-318-6-637 20-954-31-295-49-954-674-215-769h123z">
          <text:p/>
        </draw:path>
        <draw:path draw:style-name="gr2" draw:text-style-name="P2" draw:layer="layout" svg:width="2.288cm" svg:height="3.952cm" svg:x="12.583cm" svg:y="3.169cm" svg:viewBox="0 0 2289 3953" svg:d="M1015 553c160 392 475 689 646 1077 149 335 385 629 493 985 101 331 211 711 61 1015s-624 234-954 308c-510 115-559-442-676-739-122-310-210-624-216-954-6-332-43-663-154-984-106-307-222-622-215-954l308-92 338-154 246-61z">
          <text:p/>
        </draw:path>
        <draw:path draw:style-name="gr2" draw:text-style-name="P2" draw:layer="layout" svg:width="3.218cm" svg:height="3.933cm" svg:x="12.381cm" svg:y="10.372cm" svg:viewBox="0 0 3219 3934" svg:d="M18 3749c-115-470 340-745 523-1107 186-368 491-665 707-1016 221-359 460-719 800-953 324-221 455-803 923-647 494 166 129 744-62 1016-219 312-397 652-584 984-199 354-488 641-738 954-242 304-448 683-831 831l-308 92-307 31z">
          <text:p/>
        </draw:path>
        <draw:path draw:style-name="gr3" draw:text-style-name="P1" draw:layer="layout" svg:width="7.35cm" svg:height="7.192cm" draw:transform="rotate (-2.46405583796559) translate (8.21852548925482cm 9.69675291401809cm)" svg:viewBox="0 0 7351 7193" svg:d="M0 6682c633-527 629 1054 893 165 152-508 537-266 596 242 42 364 384-681 722-801 579-206-114 930 142 904 394-40 328-614 905-733 402-83 380-702 541-1065 176-396 1163-398 910-689-402-463-184-943 277-883 1014 132-85-441 425-921 201-189 1207-308 376-567-251-78-1489-126-147-356 475-81 899-364 1375-432 925-132-332-492-513-492-390-2-798-202-1167-71-970 343 6-452 188-480 641-99-167-807-388-352l-303 230-193 240-168-135">
          <text:p/>
        </draw:path>
        <draw:path draw:style-name="gr3" draw:text-style-name="P1" draw:layer="layout" svg:width="0.743cm" svg:height="1.818cm" draw:transform="rotate (1.68232286599733) translate (6.26908994815587cm 5.38590331732916cm)" svg:viewBox="0 0 744 1819" svg:d="M151 55c961-170-575 71 285 496 872 431-515 0-347 612 71 258 938 24 560 527l-306-35-343 24 139 140">
          <text:p/>
        </draw:path>
        <draw:path draw:style-name="gr3" draw:text-style-name="P1" draw:layer="layout" svg:width="2.846cm" svg:height="3.476cm" draw:transform="rotate (0.196175007924163) translate (9.902621799918cm 5.02296920706634cm)" svg:viewBox="0 0 2847 3477" svg:d="M0 22c317 26 930-210 887 428-30 435-1174 590-199 839 404 103 669-396 863-708 274-441 701-265 1038-169 570 162 76 813-332 718-319-75-677-105-977 26-255 110-505 745 44 886 319 82 701 18 959 222 551 436-445 412-645 562-250 188-980-345-766 224 114 307 595 250 911 307l302 60 302 60 163-31">
          <text:p/>
        </draw:path>
        <draw:path draw:style-name="gr3" draw:text-style-name="P1" draw:layer="layout" svg:width="1.151cm" svg:height="2.141cm" draw:transform="skewX (0.0481710873550435) rotate (1.70902640355285) translate (6.01365469476863cm 12.7712754354098cm)" svg:viewBox="0 0 1152 2142" svg:d="M0 47c267-19 591-132 793 79 365 381-315 399-484 365-692-138 78 234 228 248 225 20 734-137 590 390-114 417-529 386-802 290-667-235 57 307 222 309 602 5-100 586-283 362l-222-31">
          <text:p/>
        </draw:path>
        <draw:path draw:style-name="gr3" draw:text-style-name="P1" draw:layer="layout" svg:width="3.048cm" svg:height="3.187cm" draw:transform="rotate (-3.14159265358979) translate (18.6910309577027cm 5.94651511884544cm)" svg:viewBox="0 0 3049 3188" svg:d="M1247 3178c438 75 710-287 1077-430 348-137 763-475 677-923-53-278 294-873-339-800-366 42-750-71-1107 31-387 109-634 430-1046 584-632 235-391-626 0-646 377-21 741-134 1107-215 328-73 650-28 985-93 296-59 780-872 0-646-363 105-760 20-1139 0-388-22-775 78-1107 308-375 258-252 693-339 1046-111 449 379 635 677 646 328 11 705-169 985 0 503 303-294 567-554 646l-308 31h-369l-277 215">
          <text:p/>
        </draw:path>
        <draw:path draw:style-name="gr3" draw:text-style-name="P1" draw:layer="layout" svg:width="2.503cm" svg:height="4.85cm" draw:transform="rotate (1.02852252820026) translate (14.7937280227626cm 13.1644260283782cm)" svg:viewBox="0 0 2504 4851" svg:d="M0 5c540-50 1011 287 1531 335 882 81-18 551-231 570-801 71 182 516 343 512 709-18 36 477-130 797-271 519 832 159 971 599 146 461-530 555-885 498-340-55-777 32-954 323-335 551 599 382 882 511 243 110 1236-324 555 383l-264 159-263 159">
          <text:p/>
        </draw:path>
        <draw:path draw:style-name="gr3" draw:text-style-name="P1" draw:layer="layout" svg:width="4.416cm" svg:height="2.838cm" draw:transform="rotate (-2.46597570014279) translate (14.2962426521696cm 11.2160982393779cm)" svg:viewBox="0 0 4417 2839" svg:d="M1166 2613c429 6 855-49 1283-76 376-24 719-262 1129-81 259 115 446 712 759 136 264-486-190-586-431-741-339-217-791-36-1188-44-412-8-765 295-1167 326-428 32-825 148-1264 52-454-101-298-681-23-807 367-170 780-294 1201-220 377 66 762 285 1134 159 210-72 1326 96 697-427-254-211-435-554-913-337-379 172-799 293-1221 244-138-16-1099 339-691-318 288-463 745-160 1082-316l403-110 279-5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00:32:58.728775905</meta:creation-date>
    <dc:date>2017-09-25T02:25:19.620498010</dc:date>
    <meta:editing-duration>PT1H20M17S</meta:editing-duration>
    <meta:editing-cycles>4</meta:editing-cycles>
    <meta:generator>LibreOffice/5.1.6.2$Linux_X86_64 LibreOffice_project/10m0$Build-2</meta:generator>
    <meta:document-statistic meta:object-count="18"/>
  </office:meta>
</office:document-meta>
</file>